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/>
          <table:table-cell table:formula="of:=SUM([.B2:.F2])" office:value-type="float" office:value="18500">
            <text:p>18500</text:p>
          </table:table-cell>
          <table:table-cell table:style-name="ce8" table:formula="of:=SUM([.B15];[.C15];[.E15];[.F15])" office:value-type="float" office:value="1196.21212121212">
            <text:p>1196.2121212121</text:p>
          </table:table-cell>
          <table:table-cell office:value-type="string">
            <text:p>Անի Գ․</text:p>
          </table:table-cell>
          <table:table-cell/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641.66666666667">
            <text:p>1641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641.66666666667">
            <text:p>1641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641.66666666667">
            <text:p>1641.6666666667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641.66666666667">
            <text:p>1641.6666666667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641.66666666667">
            <text:p>1641.6666666667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87.12121212121">
            <text:p>1287.1212121212</text:p>
          </table:table-cell>
          <table:table-cell office:value-type="string">
            <text:p>Մանե</text:p>
          </table:table-cell>
          <table:table-cell office:value-type="string">
            <text:p>2100(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641.66666666667">
            <text:p>1641.6666666667</text:p>
          </table:table-cell>
          <table:table-cell office:value-type="string">
            <text:p>Նանե</text:p>
          </table:table-cell>
          <table:table-cell office:value-type="string">
            <text:p>3400(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641.66666666667">
            <text:p>1641.6666666667</text:p>
          </table:table-cell>
          <table:table-cell office:value-type="string">
            <text:p>Հասմիկ Դ․</text:p>
          </table:table-cell>
          <table:table-cell office:value-type="string">
            <text:p>15000(490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241.66666666667">
            <text:p>1241.6666666667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641.66666666667">
            <text:p>1641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15:.F15])" office:value-type="float" office:value="1641.66666666667">
            <text:p>1641.6666666667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1" office:value-type="float" office:value="445.454545454545">
            <text:p>445.4545454545</text:p>
          </table:table-cell>
          <table:table-cell table:style-name="ce2" table:formula="of:=[.E2]/12" office:value-type="float" office:value="441.666666666667">
            <text:p>441.6666666667</text:p>
          </table:table-cell>
          <table:table-cell table:style-name="ce2" table:formula="of:=[.F2]/10" office:value-type="float" office:value="0">
            <text:p>0</text:p>
          </table:table-cell>
          <table:table-cell table:style-name="Default"/>
          <table:table-cell table:style-name="ce39" table:formula="of:=SUM([.H2:.H14])" office:value-type="float" office:value="18500">
            <text:p>18500</text:p>
          </table:table-cell>
          <table:table-cell table:style-name="Default"/>
          <table:table-cell table:style-name="ce46" office:value-type="float" office:value="850">
            <text:p>850</text:p>
          </table:table-cell>
          <table:table-cell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10/08/2015</text:date>, <text:time>12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08T12:19:34</dc:date>
    <meta:editing-duration>P1DT15H37M7S</meta:editing-duration>
    <meta:editing-cycles>952</meta:editing-cycles>
    <meta:generator>OpenOffice/4.1.1$Unix OpenOffice.org_project/411m6$Build-9775</meta:generator>
    <dc:creator>employee employee</dc:creator>
    <meta:document-statistic meta:table-count="8" meta:cell-count="2245" meta:object-count="0"/>
  </office:meta>
</office:document-meta>
</file>